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380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paragraph-rsid="00133800"/>
    </style:style>
    <style:style style:name="P4" style:family="paragraph" style:parent-style-name="Standard">
      <style:text-properties fo:font-size="18pt" officeooo:rsid="00133800" officeooo:paragraph-rsid="00133800" style:font-size-asian="18pt" style:font-size-complex="18pt"/>
    </style:style>
    <style:style style:name="P5" style:family="paragraph" style:parent-style-name="Standard">
      <style:text-properties fo:font-size="18pt" officeooo:paragraph-rsid="00133800" style:font-size-asian="18pt" style:font-size-complex="18pt"/>
    </style:style>
    <style:style style:name="P6" style:family="paragraph" style:parent-style-name="Standard">
      <style:text-properties fo:font-size="18pt" officeooo:rsid="0015178b" officeooo:paragraph-rsid="0015178b" style:font-size-asian="18pt" style:font-size-complex="18pt"/>
    </style:style>
    <style:style style:name="P7" style:family="paragraph" style:parent-style-name="Standard">
      <style:text-properties fo:font-size="18pt" fo:font-weight="bold" officeooo:rsid="00133800" officeooo:paragraph-rsid="00133800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5178b" officeooo:paragraph-rsid="0015178b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paragraph-rsid="00133800"/>
    </style:style>
    <style:style style:name="T1" style:family="text">
      <style:text-properties officeooo:rsid="001338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33800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O INSTALL THE ICSIM <text:s/>FOLLWOING ARE :-</text:p>
      <text:p text:style-name="P8">Date -: <text:s text:c="2"/>08 June 2019.</text:p>
      <text:p text:style-name="P7"/>
      <text:p text:style-name="P3"><text:span text:style-name="T3">1. <text:s/></text:span><text:span text:style-name="Source_20_Text"><text:span text:style-name="T2"><text:s text:c="2"/>sudo apt-get install libsdl2-dev <text:s text:c="7"/>libsdl2-image-dev can-utils <text:s/></text:span></text:span></text:p>
      <text:p text:style-name="P3"><text:span text:style-name="T3">2. <text:s text:c="6"/></text:span><text:span text:style-name="Source_20_Text"><text:span text:style-name="T2">sudo modprobe can</text:span></text:span></text:p>
      <text:p text:style-name="Preformatted_20_Text"><text:span text:style-name="Source_20_Text"><text:span text:style-name="T3">3.</text:span></text:span><text:span text:style-name="Source_20_Text"><text:span text:style-name="T2"> <text:s text:c="2"/>sudo modprobe vcan</text:span></text:span></text:p>
      <text:p text:style-name="P1"><text:span text:style-name="Source_20_Text"><text:span text:style-name="T3">4.</text:span></text:span><text:span text:style-name="Source_20_Text"><text:span text:style-name="T2"> <text:s text:c="2"/>sudo ip link add dev vcan0 type vcan</text:span></text:span></text:p>
      <text:p text:style-name="P2"><text:span text:style-name="Source_20_Text"><text:span text:style-name="T3">5.</text:span></text:span><text:span text:style-name="Source_20_Text"><text:span text:style-name="T2"> <text:s text:c="2"/>sudo ip link set up vcan0</text:span></text:span></text:p>
      <text:p text:style-name="P4">6. <text:s text:c="6"/>Then install the ICSim zip file from github website, by signup (if you don’t <text:s/>have the login id <text:s text:c="4"/>just contact to Ankit Gupta)</text:p>
      <text:p text:style-name="P5"><text:span text:style-name="T1">7. <text:s text:c="7"/></text:span>Start the Instrument Cluster (IC) simulator:</text:p>
      <text:p text:style-name="P2"><text:span text:style-name="Source_20_Text"><text:span text:style-name="T2"><text:s text:c="6"/>./icsim vcan0</text:span></text:span></text:p>
      <text:p text:style-name="P4"/>
      <text:p text:style-name="P5"><text:span text:style-name="T1">8. <text:s text:c="8"/></text:span>Then startup the controls</text:p>
      <text:p text:style-name="P2"><text:span text:style-name="Source_20_Text"><text:span text:style-name="T2"><text:s text:c="6"/>./controls vcan0</text:span></text:span></text:p>
      <text:p text:style-name="P6">9. <text:s text:c="7"/>candump -c -c -ta vcan0,123:7FF,400:700,#000000FF (to get the CAN pacakage data from the simulato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23:56:22.794935375</meta:creation-date>
    <dc:date>2019-06-09T00:44:56.750964410</dc:date>
    <meta:editing-duration>PT10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98" meta:character-count="633" meta:non-whitespace-character-count="476"/>
  </office:meta>
</office:document-meta>
</file>